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Tarefa3. Personalizar barra de ferramentas</text:p>
      <text:p text:style-name="Standard"/>
      <text:p text:style-name="Standard"><draw:frame draw:z-index="251658240" draw:style-name="a0" draw:name="Imaxe1" text:anchor-type="paragraph" svg:x="0.32569in" svg:y="0.13958in" svg:width="5.86528in" svg:height="8.4479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51659264" draw:style-name="a1" draw:name="Imaxe2" text:anchor-type="paragraph" svg:x="0.07153in" svg:y="0.31875in" svg:width="6.07362in" svg:height="8.38622in" style:rel-width="scale" style:rel-height="scale"><draw:image xlink:href="media/image2.png" xlink:type="simple" xlink:show="embed" xlink:actuate="onLoad"/><svg:title/><svg:desc/></draw:frame><text:s/></text:p>
      <text:p text:style-name="P2"/>
      <text:p text:style-name="Standard"><draw:frame draw:z-index="2" draw:style-name="a2" draw:name="Imaxe3" text:anchor-type="paragraph" svg:x="0.42917in" svg:y="0in" svg:width="5.79236in" svg:height="8.01042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stancename" style:display-name="instancename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stefanía Penide</dc:creator>
    <meta:creation-date>2020-11-05T18:37:00Z</meta:creation-date>
    <dc:date>2020-11-06T13:06:00Z</dc:date>
    <meta:template xlink:href="Normal" xlink:type="simple"/>
    <meta:editing-cycles>4</meta:editing-cycles>
    <meta:editing-duration>PT1560S</meta:editing-duration>
    <meta:document-statistic meta:page-count="3" meta:paragraph-count="1" meta:word-count="12" meta:character-count="80" meta:row-count="1" meta:non-whitespace-character-count="69"/>
  </office:meta>
</office:document-meta>
</file>